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officeooo:paragraph-rsid="00057d95"/>
    </style:style>
    <style:style style:name="P2" style:family="paragraph" style:parent-style-name="Text_20_body">
      <style:text-properties officeooo:paragraph-rsid="00057d95"/>
    </style:style>
    <style:style style:name="P3" style:family="paragraph" style:parent-style-name="Text_20_body">
      <style:text-properties officeooo:paragraph-rsid="0006c760"/>
    </style:style>
    <style:style style:name="P4" style:family="paragraph" style:parent-style-name="Heading_20_3">
      <style:text-properties style:font-name="Liberation Serif" fo:font-size="14pt" fo:font-weight="bold" style:font-size-asian="14pt" style:font-weight-asian="bold" style:font-size-complex="14pt" style:font-weight-complex="bold"/>
    </style:style>
    <style:style style:name="P5" style:family="paragraph" style:parent-style-name="Horizontal_20_Line">
      <style:text-properties style:font-name="Liberation Serif"/>
    </style:style>
    <style:style style:name="P6" style:family="paragraph" style:parent-style-name="Text_20_body">
      <style:text-properties style:font-name="Liberation Serif" fo:font-weight="bold" style:font-weight-asian="bold" style:font-weight-complex="bold"/>
    </style:style>
    <style:style style:name="P7" style:family="paragraph" style:parent-style-name="Text_20_body">
      <style:text-properties style:font-name="Liberation Serif" officeooo:paragraph-rsid="0013deda"/>
    </style:style>
    <style:style style:name="P8" style:family="paragraph" style:parent-style-name="Text_20_body">
      <style:text-properties style:font-name="Liberation Serif" officeooo:paragraph-rsid="0014a8d7"/>
    </style:style>
    <style:style style:name="P9" style:family="paragraph" style:parent-style-name="Text_20_body">
      <style:text-properties officeooo:paragraph-rsid="0013deda"/>
    </style:style>
    <style:style style:name="P10" style:family="paragraph" style:parent-style-name="Text_20_body">
      <style:text-properties officeooo:paragraph-rsid="0014a8d7"/>
    </style:style>
    <style:style style:name="T1" style:family="text">
      <style:text-properties fo:font-variant="normal" fo:text-transform="none" fo:color="#d83713" loext:opacity="100%" style:font-name="Liberation Serif" fo:font-size="14pt" fo:letter-spacing="normal" fo:font-style="normal" style:font-size-asian="14pt" style:font-size-complex="14pt"/>
    </style:style>
    <style:style style:name="T2" style:family="text">
      <style:text-properties fo:font-variant="normal" fo:text-transform="none" fo:color="#d83713" loext:opacity="100%" fo:letter-spacing="normal" fo:font-style="normal"/>
    </style:style>
    <style:style style:name="T3" style:family="text">
      <style:text-properties officeooo:rsid="000bc73d"/>
    </style:style>
    <style:style style:name="T4" style:family="text">
      <style:text-properties style:font-name="Liberation Serif"/>
    </style:style>
    <style:style style:name="T5" style:family="text">
      <style:text-properties style:font-name="Liberation Serif" fo:font-weight="normal" style:font-weight-asian="normal" style:font-weight-complex="normal"/>
    </style:style>
    <style:style style:name="T6" style:family="text">
      <style:text-properties style:font-name="Liberation Serif" fo:font-weight="normal" officeooo:rsid="00156617" style:font-weight-asian="normal" style:font-weight-complex="normal"/>
    </style:style>
    <style:style style:name="T7" style:family="text">
      <style:text-properties style:font-name="Liberation Serif" fo:font-weight="normal" officeooo:rsid="0004f9b5"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Heritage: Thành nhà <text:span text:style-name="T3">H</text:span>ồ: heritageId: <text:span text:style-name="T2">67f3edb13834bd66e6e1c678 </text:span></text:h>
      <text:p text:style-name="P3"><text:span text:style-name="Strong_20_Emphasis"><text:span text:style-name="T4">Link tham khảo: </text:span></text:span><text:span text:style-name="Strong_20_Emphasis"><text:span text:style-name="T7">https://vinpearl.com/vi/thanh-nha-ho-di-tich-lich-su-dia-diem-du-lich-noi-tieng-bac-nhat-xu-thanh</text:span></text:span></text:p>
      <text:p text:style-name="P3"><text:span text:style-name="Strong_20_Emphasis"><text:span text:style-name="T4">Câu hỏi 1: </text:span></text:span><text:span text:style-name="Strong_20_Emphasis"><text:span text:style-name="T5">Thành nhà Hồ được xây dựng vào năm nào?</text:span></text:span></text:p>
      <text:p text:style-name="P7">A. Năm 1379</text:p>
      <text:p text:style-name="P7">B. Năm 1397</text:p>
      <text:p text:style-name="P7">C. Năm 1400</text:p>
      <text:p text:style-name="P7">D. Năm 1410</text:p>
      <text:p text:style-name="Text_20_body"><text:span text:style-name="Strong_20_Emphasis"><text:span text:style-name="T4">Đáp án đúng:</text:span></text:span><text:span text:style-name="T4"> B. Năm 1397</text:span></text:p>
      <text:p text:style-name="P9"><text:span text:style-name="Strong_20_Emphasis"><text:span text:style-name="T4">Giải thích: </text:span></text:span><text:span text:style-name="T4">Thành nhà Hồ được xây dựng vào năm 1397 dưới sự chỉ đạo của Hồ Quý Ly, với mục đích củng cố quyền lực và chuẩn bị cho việc lập nhà Hồ, thay thế nhà Trần.</text:span></text:p>
      <text:p text:style-name="P5"/>
      <text:h text:style-name="Heading_20_3" text:outline-level="3"><text:span text:style-name="Strong_20_Emphasis"><text:span text:style-name="T4">Câu hỏi 2: </text:span></text:span><text:span text:style-name="Strong_20_Emphasis"><text:span text:style-name="T5">Ai là người chỉ đạo xây dựng Thành nhà Hồ?</text:span></text:span></text:h>
      <text:p text:style-name="P8">A. Trần Nhân Tông</text:p>
      <text:p text:style-name="P8">B. Hồ Quý Ly</text:p>
      <text:p text:style-name="P8">C. Lê Lợi</text:p>
      <text:p text:style-name="P8">D. Nguyễn Huệ</text:p>
      <text:p text:style-name="P10"><text:span text:style-name="Strong_20_Emphasis"><text:span text:style-name="T4">Đáp án đúng:</text:span></text:span><text:span text:style-name="T4"> B. Hồ Quý Ly</text:span></text:p>
      <text:p text:style-name="P10"><text:span text:style-name="Strong_20_Emphasis"><text:span text:style-name="T4">Giải thích: </text:span></text:span><text:span text:style-name="T4">Hồ Quý Ly, một nhân vật có ảnh hưởng lớn cuối thời Trần, là người chỉ đạo trực tiếp việc xây dựng Thành nhà Hồ nhằm làm trung tâm chính trị và quân sự mới.</text:span></text:p>
      <text:p text:style-name="P5"/>
      <text:h text:style-name="Heading_20_3" text:outline-level="3"><text:span text:style-name="Strong_20_Emphasis"><text:span text:style-name="T4">Câu hỏi 3: </text:span></text:span><text:span text:style-name="Strong_20_Emphasis"><text:span text:style-name="T5">Thành nhà Hồ được UNESCO công nhận là Di sản Văn hóa Thế giới vào năm nào?</text:span></text:span></text:h>
      <text:p text:style-name="P8">A. Năm 2000</text:p>
      <text:p text:style-name="P8">B. Năm 2005</text:p>
      <text:p text:style-name="P8">C. Năm 2011</text:p>
      <text:p text:style-name="P8">D. Năm 2015</text:p>
      <text:p text:style-name="Text_20_body"><text:span text:style-name="Strong_20_Emphasis"><text:span text:style-name="T4">Đáp án đúng:</text:span></text:span><text:span text:style-name="T4"> C. Năm 2011</text:span></text:p>
      <text:p text:style-name="P10"><text:span text:style-name="Strong_20_Emphasis"><text:span text:style-name="T4">Giải thích: </text:span></text:span><text:span text:style-name="Strong_20_Emphasis"><text:span text:style-name="T6">V</text:span></text:span><text:span text:style-name="T5">ào</text:span><text:span text:style-name="T4"> năm 2011, UNESCO đã công nhận Thành nhà Hồ là Di sản Văn hóa Thế giới nhờ giá trị kiến trúc đá độc đáo và kỹ thuật xây dựng tiêu biểu thời phong kiến Việt Nam.</text:span></text:p>
      <text:p text:style-name="P5"/>
      <text:h text:style-name="Heading_20_3" text:outline-level="3"><text:soft-page-break/><text:span text:style-name="Strong_20_Emphasis"><text:span text:style-name="T4">Câu hỏi 4: </text:span></text:span><text:span text:style-name="Strong_20_Emphasis"><text:span text:style-name="T5">Thành nhà Hồ nằm ở tỉnh nào của Việt Nam?</text:span></text:span></text:h>
      <text:p text:style-name="P8">A. Nghệ An</text:p>
      <text:p text:style-name="P8">B. Thanh Hóa</text:p>
      <text:p text:style-name="P8">C. Hà Tĩnh</text:p>
      <text:p text:style-name="P8">D. Quảng Bình</text:p>
      <text:p text:style-name="Text_20_body"><text:span text:style-name="Strong_20_Emphasis"><text:span text:style-name="T4">Đáp án đúng:</text:span></text:span><text:span text:style-name="T4"> B. Thanh Hóa</text:span></text:p>
      <text:p text:style-name="P10"><text:span text:style-name="Strong_20_Emphasis"><text:span text:style-name="T4">Giải thích: </text:span></text:span><text:span text:style-name="T4">Thành nhà Hồ tọa lạc tại huyện Vĩnh Lộc, tỉnh Thanh Hóa, thuộc vùng đất chiến lược thời xưa với vị trí địa lý thuận lợi về cả quân sự và kinh tế.</text:span></text:p>
      <text:p text:style-name="P1"><text:span text:style-name="Strong_20_Emphasis"><text:span text:style-name="T4"/></text:span></text:p>
      <text:p text:style-name="P2"><text:span text:style-name="Strong_20_Emphasis"><text:span text:style-name="T1"/></text:spa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13:16:18.661125391</meta:creation-date>
    <dc:date>2025-04-27T18:20:33.420316100</dc:date>
    <meta:editing-duration>PT1H18M52S</meta:editing-duration>
    <meta:editing-cycles>13</meta:editing-cycles>
    <meta:generator>LibreOffice/24.2.7.2$Linux_X86_64 LibreOffice_project/420$Build-2</meta:generator>
    <meta:document-statistic meta:table-count="0" meta:image-count="0" meta:object-count="0" meta:page-count="2" meta:paragraph-count="30" meta:word-count="292" meta:character-count="1360" meta:non-whitespace-character-count="1097"/>
  </office:meta>
</office:document-meta>
</file>